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ee6" officeooo:paragraph-rsid="000ffee6"/>
    </style:style>
    <style:style style:name="P2" style:family="paragraph" style:parent-style-name="Standard">
      <style:text-properties officeooo:rsid="00101b41" officeooo:paragraph-rsid="00101b41"/>
    </style:style>
    <style:style style:name="P3" style:family="paragraph" style:parent-style-name="Standard">
      <style:text-properties officeooo:rsid="00119802" officeooo:paragraph-rsid="00119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is is ann maria</text:p>
      <text:p text:style-name="P2">jegiUEKAENV</text:p>
      <text:p text:style-name="P3">dijqfp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56:12.597781114</meta:creation-date>
    <dc:date>2018-03-03T10:42:17.117807049</dc:date>
    <meta:editing-duration>PT26M30S</meta:editing-duration>
    <meta:editing-cycles>4</meta:editing-cycles>
    <meta:generator>LibreOffice/5.4.2.2$Linux_X86_64 LibreOffice_project/40m0$Build-2</meta:generator>
    <meta:document-statistic meta:table-count="0" meta:image-count="0" meta:object-count="0" meta:page-count="1" meta:paragraph-count="3" meta:word-count="7" meta:character-count="43" meta:non-whitespace-character-count="39"/>
  </office:meta>
</office:document-meta>
</file>